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line-height="0.499cm" fo:text-align="center" style:justify-single-word="false" fo:text-indent="0cm" style:auto-text-indent="false"/>
      <style:text-properties fo:font-size="8pt" officeooo:paragraph-rsid="001d75f2" style:font-size-asian="8pt" style:font-size-complex="8pt"/>
    </style:style>
    <style:style style:name="P2" style:family="paragraph" style:parent-style-name="Standard">
      <style:paragraph-properties fo:margin-left="0cm" fo:margin-right="-0.462cm" fo:line-height="0.499cm" fo:text-align="center" style:justify-single-word="false" fo:text-indent="0cm" style:auto-text-indent="false"/>
      <style:text-properties fo:font-size="14pt" officeooo:paragraph-rsid="001d75f2" style:font-size-asian="14pt" style:font-size-complex="14pt"/>
    </style:style>
    <style:style style:name="P3" style:family="paragraph" style:parent-style-name="Standard">
      <style:paragraph-properties fo:margin-left="0cm" fo:margin-right="-0.462cm" fo:line-height="0.499cm" fo:text-align="center" style:justify-single-word="false" fo:text-indent="0cm" style:auto-text-indent="false"/>
      <style:text-properties fo:font-size="14pt" fo:font-weight="bold" officeooo:paragraph-rsid="001d75f2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-0.462cm" fo:line-height="0.499cm" fo:text-align="justify" style:justify-single-word="false" fo:text-indent="0cm" style:auto-text-indent="false"/>
      <style:text-properties officeooo:paragraph-rsid="001d75f2"/>
    </style:style>
    <style:style style:name="P5" style:family="paragraph" style:parent-style-name="Standard">
      <style:paragraph-properties fo:margin-left="0cm" fo:margin-right="-0.462cm" fo:line-height="0.499cm" fo:text-align="justify" style:justify-single-word="false" fo:text-indent="0cm" style:auto-text-indent="false"/>
      <style:text-properties officeooo:paragraph-rsid="001e5e27"/>
    </style:style>
    <style:style style:name="P6" style:family="paragraph" style:parent-style-name="Standard">
      <style:paragraph-properties fo:margin-left="0cm" fo:margin-right="-0.462cm" fo:line-height="0.499cm" fo:text-align="justify" style:justify-single-word="false" fo:text-indent="0cm" style:auto-text-indent="false"/>
      <style:text-properties officeooo:paragraph-rsid="001f7809"/>
    </style:style>
    <style:style style:name="P7" style:family="paragraph" style:parent-style-name="Standard">
      <style:paragraph-properties fo:margin-left="0cm" fo:margin-right="-0.462cm" fo:line-height="0.499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officeooo:rsid="001967e0" officeooo:paragraph-rsid="001e5e27"/>
    </style:style>
    <style:style style:name="P8" style:family="paragraph" style:parent-style-name="Standard">
      <style:paragraph-properties fo:margin-left="0cm" fo:margin-right="-0.462cm" fo:line-height="0.499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officeooo:rsid="001d75f2" officeooo:paragraph-rsid="001d75f2"/>
    </style:style>
    <style:style style:name="P9" style:family="paragraph" style:parent-style-name="Standard">
      <style:paragraph-properties fo:margin-left="0cm" fo:margin-right="0cm" fo:line-height="0.499cm" fo:text-align="justify" style:justify-single-word="false" fo:text-indent="1cm" style:auto-text-indent="false"/>
      <style:text-properties fo:font-size="13.5pt" officeooo:paragraph-rsid="001f7809" style:font-size-asian="13.5pt" style:font-size-complex="13.5pt"/>
    </style:style>
    <style:style style:name="T1" style:family="text">
      <style:text-properties officeooo:rsid="001967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d75f2"/>
    </style:style>
    <style:style style:name="T4" style:family="text">
      <style:text-properties style:text-underline-style="solid" style:text-underline-width="auto" style:text-underline-color="font-color" officeooo:rsid="001967e0"/>
    </style:style>
    <style:style style:name="T5" style:family="text">
      <style:text-properties style:text-underline-style="solid" style:text-underline-width="auto" style:text-underline-color="font-color" officeooo:rsid="001e5e27"/>
    </style:style>
    <style:style style:name="T6" style:family="text">
      <style:text-properties fo:font-size="14pt" style:font-size-asian="14pt"/>
    </style:style>
    <style:style style:name="T7" style:family="text">
      <style:text-properties fo:font-size="14pt" officeooo:rsid="001cbaeb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a74c0" style:font-size-asian="14pt" style:font-size-complex="14pt"/>
    </style:style>
    <style:style style:name="T10" style:family="text">
      <style:text-properties fo:font-size="14pt" officeooo:rsid="001c3d52" style:font-size-asian="14pt" style:font-size-complex="14pt"/>
    </style:style>
    <style:style style:name="T11" style:family="text">
      <style:text-properties fo:font-size="14pt" officeooo:rsid="001cb085" style:font-size-asian="14pt" style:font-size-complex="14pt"/>
    </style:style>
    <style:style style:name="T12" style:family="text">
      <style:text-properties fo:font-size="14pt" officeooo:rsid="001967e0" style:font-size-asian="14pt"/>
    </style:style>
    <style:style style:name="T13" style:family="text">
      <style:text-properties fo:font-size="14pt" officeooo:rsid="001a74c0" style:font-size-asian="14pt"/>
    </style:style>
    <style:style style:name="T14" style:family="text">
      <style:text-properties fo:font-size="14pt" officeooo:rsid="001cb085" style:font-size-asian="14pt"/>
    </style:style>
    <style:style style:name="T15" style:family="text">
      <style:text-properties fo:font-size="14pt" officeooo:rsid="001f7809" style:font-size-asian="14pt"/>
    </style:style>
    <style:style style:name="T16" style:family="text">
      <style:text-properties officeooo:rsid="001a74c0"/>
    </style:style>
    <style:style style:name="T17" style:family="text">
      <style:text-properties officeooo:rsid="001c3d52"/>
    </style:style>
    <style:style style:name="T18" style:family="text">
      <style:text-properties officeooo:rsid="001cb085"/>
    </style:style>
    <style:style style:name="T19" style:family="text">
      <style:text-properties officeooo:rsid="001cb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фимский государственный авиационный технический университет</text:p>
      <text:p text:style-name="P2"/>
      <text:p text:style-name="P3">РЕЦЕНЗИЯ</text:p>
      <text:p text:style-name="P4">на выпускную квалификационную работу студента группы <text:span text:style-name="T3">ПРО-404сз</text:span> факультета <text:span text:style-name="T3">ИРТ</text:span></text:p>
      <text:p text:style-name="P8">Синявского Глеба Николаевича</text:p>
      <text:p text:style-name="P1">(фамилия, имя, отчество)</text:p>
      <text:p text:style-name="P5"><text:tab/>Тема выпускной квалификационной работы <text:span text:style-name="T2">«</text:span><text:span text:style-name="T5">Программа для предупреждения пересечения стволов скважин</text:span><text:span text:style-name="T2">»</text:span></text:p>
      <text:p text:style-name="P5"><text:tab/>Рецензент выпускной квалификационной работы </text:p>
      <text:p text:style-name="P7">Ганиева Анна Алексеевна</text:p>
      <text:p text:style-name="P1">(звание, степень, фамилия, имя, отчество)</text:p>
      <text:p text:style-name="P1"/>
      <text:p text:style-name="P5">должность <text:tab/><text:tab/><text:span text:style-name="T4">Зав. отделом геоинформационных технологий</text:span> </text:p>
      <text:p text:style-name="P5">место работы <text:tab/><text:span text:style-name="T4">ГУП "НИИ Безопасности жизнедеятельности РБ"</text:span></text:p>
      <text:p text:style-name="P4"/>
      <text:p text:style-name="P9">Выпускная работа <text:span text:style-name="T1">Синявского Г.Н.</text:span> посвящена созданию программного обеспечения <text:span text:style-name="T16">для предупреждения пересечения стволов скважин</text:span>. Было проведено исследование данной задачи, ее анализ и декомпозиция на подзадачи. В соответствии с полученной структурой была разработана информационная модель решения задачи.</text:p>
      <text:p text:style-name="P9">К функциям разработанного программного обеспечения относят: <text:span text:style-name="T16">импорт данных измерительного оборудования, усреднение замеров стволов, визуализация траекторий и оценка расстояний между ними</text:span>.</text:p>
      <text:p text:style-name="P9">Целесообразность, состоятельность и завершенность разработки подтверждена успешным коммерческим применением программного продукта в деятельности инженерно производственного предприятия <text:span text:style-name="T18">ООО НПП «Сириус»</text:span>.</text:p>
      <text:p text:style-name="P9">Пояснительная записка к выпускной квалификационной работе содержит: описание технологической базы созданного продукта, анализ имеющихся аналогов, описание структуры и процесса функционирования созданного программного обеспечения. </text:p>
      <text:p text:style-name="P9">Литературный обзор предметной области, типовых программных решений, а также существующих проблем в данной области выполнен на высоком уровне, свидетельствующем о глубоком понимании студентом темы выпускной работы. </text:p>
      <text:p text:style-name="P9">В целом выпускная работа выполнена на высоком уровне, что свидетельствует о хороших знаниях выпускником проблем в области <text:span text:style-name="T18">бурения</text:span>, а также их программной реализации. Кроме того, пояснительная записка к выпускной работе подтверждает умение студента самостоятельно разрабатывать программное обеспечение и использовать его для решения прикладных задач.</text:p>
      <text:p text:style-name="P9">В связи со всем вышесказанным, полагаю, что рецензируемая выпускная работа удовлетворяет предъявляемым требованиям и заслуживает оценки «отлично», а ее автор – присвоения квалификации «<text:span text:style-name="T19">бакалавр</text:span>» по специальности <text:span text:style-name="T19">09.03.04</text:span> «<text:span text:style-name="T19">Программная инженерия</text:span>».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Рецензент_____________________<text:tab/><text:tab/><text:tab/><text:tab/>«____»______________20</text:span><text:span text:style-name="T15">16</text:span><text:span text:style-name="T6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1:42:36.165050259</meta:creation-date>
    <dc:date>2016-02-01T13:01:26.092754283</dc:date>
    <meta:editing-duration>PT9M29S</meta:editing-duration>
    <meta:editing-cycles>4</meta:editing-cycles>
    <meta:generator>LibreOffice/4.4.7.2$Linux_X86_64 LibreOffice_project/40m0$Build-2</meta:generator>
    <meta:document-statistic meta:table-count="0" meta:image-count="0" meta:object-count="0" meta:page-count="1" meta:paragraph-count="19" meta:word-count="253" meta:character-count="2302" meta:non-whitespace-character-count="2055"/>
  </office:meta>
</office:document-meta>
</file>